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246e" officeooo:paragraph-rsid="0007246e"/>
    </style:style>
    <style:style style:name="P2" style:family="paragraph" style:parent-style-name="Standard">
      <style:paragraph-properties fo:text-align="start" style:justify-single-word="false"/>
      <style:text-properties officeooo:rsid="0007246e" officeooo:paragraph-rsid="0007246e"/>
    </style:style>
    <style:style style:name="P3" style:family="paragraph" style:parent-style-name="Standard">
      <style:paragraph-properties fo:text-align="start" style:justify-single-word="false"/>
      <style:text-properties officeooo:rsid="0007246e" officeooo:paragraph-rsid="0007246e"/>
    </style:style>
    <style:style style:name="P4" style:family="paragraph" style:parent-style-name="Standard">
      <style:paragraph-properties fo:text-align="start" style:justify-single-word="false"/>
      <style:text-properties officeooo:rsid="0009ea01" officeooo:paragraph-rsid="0009ea01"/>
    </style:style>
    <style:style style:name="T1" style:family="text">
      <style:text-properties officeooo:rsid="0009c2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2</text:p>
      <text:p text:style-name="P1"/>
      <text:p text:style-name="P2"><text:span text:style-name="T1">3)<text:line-break/>A)<text:line-break/><text:line-break/></text:span>PB EQU 31H</text:p>
      <text:p text:style-name="P2">CB EQU 33H</text:p>
      <text:p text:style-name="P2"/>
      <text:p text:style-name="P2">ORG 1000H</text:p>
      <text:p text:style-name="P2"><text:s text:c="2"/>TEXTO DB "UNLP"</text:p>
      <text:p text:style-name="P2"><text:s text:c="2"/>FINAL DB ?</text:p>
      <text:p text:style-name="P2">ORG 2000H</text:p>
      <text:p text:style-name="P2"><text:s text:c="2"/>MOV AL,0</text:p>
      <text:p text:style-name="P2"><text:s text:c="2"/>OUT CB, AL</text:p>
      <text:p text:style-name="P2"><text:s text:c="2"/>MOV CL, OFFSET FINAL-OFFSET TEXTO</text:p>
      <text:p text:style-name="P2"><text:s text:c="2"/>MOV BX, OFFSET TEXTO</text:p>
      <text:p text:style-name="P2"><text:s text:c="2"/>LOOP:</text:p>
      <text:p text:style-name="P2"><text:s text:c="4"/>MOV AL, 0</text:p>
      <text:p text:style-name="P2"><text:s text:c="4"/>OUT PB, AL</text:p>
      <text:p text:style-name="P2"><text:s text:c="4"/>MOV AL, [BX]</text:p>
      <text:p text:style-name="P2"><text:s text:c="4"/>OUT PB, AL</text:p>
      <text:p text:style-name="P2"><text:s text:c="4"/>INC BX</text:p>
      <text:p text:style-name="P2"><text:s text:c="4"/>DEC CL</text:p>
      <text:p text:style-name="P2"><text:s text:c="4"/>CMP CL,0</text:p>
      <text:p text:style-name="P2"><text:s text:c="4"/>JNZ LOOP</text:p>
      <text:p text:style-name="P2"><text:s text:c="2"/>MOV AL, 255</text:p>
      <text:p text:style-name="P2"><text:s text:c="2"/>OUT PB,AL</text:p>
      <text:p text:style-name="P2"/>
      <text:p text:style-name="P2"><text:s text:c="2"/>INT 0</text:p>
      <text:p text:style-name="P2">END</text:p>
      <text:p text:style-name="P2"/>
      <text:p text:style-name="P4">B)</text:p>
      <text:p text:style-name="P4"/>
      <text:p text:style-name="P4">PA EQU 30H</text:p>
      <text:p text:style-name="P4">PB EQU 31H</text:p>
      <text:p text:style-name="P4">CA EQU 32H</text:p>
      <text:p text:style-name="P4">CB EQU 33H</text:p>
      <text:p text:style-name="P4"/>
      <text:p text:style-name="P4"/>
      <text:p text:style-name="P4">ORG 1000H</text:p>
      <text:p text:style-name="P4"/>
      <text:p text:style-name="P4"/>
      <text:p text:style-name="P4">ORG 2000H</text:p>
      <text:p text:style-name="P4"><text:s text:c="2"/>MOV AL, 0FFH</text:p>
      <text:p text:style-name="P4"><text:s text:c="2"/>OUT CB, AL</text:p>
      <text:p text:style-name="P4"><text:s text:c="2"/>MOV AL, 0</text:p>
      <text:p text:style-name="P4"><text:s text:c="2"/>OUT CA, AL</text:p>
      <text:p text:style-name="P4"/>
      <text:p text:style-name="P4"><text:s text:c="2"/>LOOP: MOV AL,0FFH ;pongo FF en AL</text:p>
      <text:p text:style-name="P4"><text:s text:c="2"/>OUT PB, AL ;envio FF al puerto PB</text:p>
      <text:p text:style-name="P4"><text:s text:c="2"/>IN AL, PA ;leer puerto PA</text:p>
      <text:p text:style-name="P4"><text:s text:c="2"/>CMP AL, 0 ; si es 0, parar</text:p>
      <text:p text:style-name="P4"><text:soft-page-break/><text:s text:c="2"/>JZ FIN</text:p>
      <text:p text:style-name="P4"><text:s text:c="2"/>JMP LOOP</text:p>
      <text:p text:style-name="P4"><text:s text:c="2"/></text:p>
      <text:p text:style-name="P4"><text:s text:c="2"/>FIN:</text:p>
      <text:p text:style-name="P4"><text:s text:c="2"/></text:p>
      <text:p text:style-name="P4"><text:s text:c="2"/></text:p>
      <text:p text:style-name="P4"><text:s text:c="2"/></text:p>
      <text:p text:style-name="P4"><text:s text:c="2"/>INT 0</text:p>
      <text:p text:style-name="P4">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7:02:14.496497629</meta:creation-date>
    <dc:date>2025-09-16T14:48:51.170376047</dc:date>
    <meta:editing-duration>PT2H51M5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48" meta:word-count="129" meta:character-count="581" meta:non-whitespace-character-count="411"/>
  </office:meta>
</office:document-meta>
</file>